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Wingdings" svg:font-family="Wingdings" style:font-charset="x-symbol"/>
  </office:font-face-decls>
  <office:automatic-styles>
    <style:style style:name="Table1" style:family="table">
      <style:table-properties style:width="6.3in" table:align="margins" style:writing-mode="lr-tb"/>
    </style:style>
    <style:style style:name="Table1.A" style:family="table-column">
      <style:table-column-properties style:column-width="1.1215in" style:rel-column-width="1615*"/>
    </style:style>
    <style:style style:name="Table1.B" style:family="table-column">
      <style:table-column-properties style:column-width="0.7535in" style:rel-column-width="1085*"/>
    </style:style>
    <style:style style:name="Table1.C" style:family="table-column">
      <style:table-column-properties style:column-width="2.6285in" style:rel-column-width="3785*"/>
    </style:style>
    <style:style style:name="Table1.D" style:family="table-column">
      <style:table-column-properties style:column-width="1.7965in" style:rel-column-width="2587*"/>
    </style:style>
    <style:style style:name="Table1.A1" style:family="table-cell">
      <style:table-cell-properties style:vertical-align="middle" fo:padding="0in" fo:border="none" style:writing-mode="page"/>
    </style:style>
    <style:style style:name="P1" style:family="paragraph" style:parent-style-name="Standard">
      <style:paragraph-properties fo:margin-left="0in" fo:margin-right="0in" fo:text-indent="0.4917in" style:auto-text-indent="false"/>
    </style:style>
    <style:style style:name="P2" style:family="paragraph" style:parent-style-name="List_20_Paragraph" style:list-style-name="WWNum2"/>
    <style:style style:name="P3" style:family="paragraph" style:parent-style-name="List_20_Paragraph" style:list-style-name="WWNum2">
      <style:paragraph-properties fo:break-before="page"/>
    </style:style>
    <style:style style:name="P4" style:family="paragraph" style:parent-style-name="List_20_Paragraph" style:list-style-name="WWNum1"/>
    <style:style style:name="P5" style:family="paragraph" style:parent-style-name="Standard">
      <style:text-properties officeooo:rsid="000e3d97"/>
    </style:style>
    <style:style style:name="P6" style:family="paragraph" style:parent-style-name="Standard">
      <style:paragraph-properties fo:text-align="center" style:justify-single-word="false"/>
      <style:text-properties officeooo:rsid="0011c052" officeooo:paragraph-rsid="0011c052"/>
    </style:style>
    <style:style style:name="P7" style:family="paragraph" style:parent-style-name="Standard">
      <style:paragraph-properties fo:margin-left="0in" fo:margin-right="0in" fo:text-indent="0in" style:auto-text-indent="false"/>
      <style:text-properties officeooo:rsid="0011c052" officeooo:paragraph-rsid="0011c052"/>
    </style:style>
    <style:style style:name="P8" style:family="paragraph" style:parent-style-name="Standard">
      <style:text-properties fo:font-weight="normal" officeooo:paragraph-rsid="00103811" style:font-weight-asian="normal" style:font-weight-complex="normal"/>
    </style:style>
    <style:style style:name="P9" style:family="paragraph" style:parent-style-name="Standard">
      <style:text-properties fo:font-weight="normal" officeooo:rsid="0011c052" officeooo:paragraph-rsid="0011c052" style:font-weight-asian="normal" style:font-weight-complex="normal"/>
    </style:style>
    <style:style style:name="P10" style:family="paragraph" style:parent-style-name="Standard">
      <style:text-properties fo:font-weight="normal" officeooo:rsid="0011cb5d" officeooo:paragraph-rsid="0011cb5d" style:font-weight-asian="normal" style:font-weight-complex="normal"/>
    </style:style>
    <style:style style:name="P11" style:family="paragraph" style:parent-style-name="Table">
      <style:paragraph-properties fo:keep-with-next="always"/>
      <style:text-properties fo:font-size="10pt" style:font-size-asian="10pt" style:font-size-complex="10pt"/>
    </style:style>
    <style:style style:name="P12" style:family="paragraph" style:parent-style-name="Table_20_Contents">
      <style:paragraph-properties fo:margin-top="0in" fo:margin-bottom="0.0717in" style:contextual-spacing="false" fo:line-height="100%" fo:text-align="center" style:justify-single-word="false"/>
      <style:text-properties fo:font-size="10pt" officeooo:rsid="0011cb5d" officeooo:paragraph-rsid="0011cb5d" style:font-size-asian="10pt" style:font-size-complex="10pt"/>
    </style:style>
    <style:style style:name="P13" style:family="paragraph" style:parent-style-name="Table_20_Contents">
      <style:paragraph-properties fo:margin-top="0in" fo:margin-bottom="0.0717in" style:contextual-spacing="false" fo:line-height="100%" fo:text-align="center" style:justify-single-word="false"/>
      <style:text-properties fo:font-size="10pt" style:font-size-asian="10pt" style:font-size-complex="10pt"/>
    </style:style>
    <style:style style:name="P14" style:family="paragraph" style:parent-style-name="Table_20_Contents">
      <style:paragraph-properties fo:margin-top="0in" fo:margin-bottom="0.0717in" style:contextual-spacing="false" fo:line-height="100%" fo:text-align="center" style:justify-single-word="false"/>
      <style:text-properties fo:font-size="10pt" fo:font-weight="bold" officeooo:rsid="0011cb5d" officeooo:paragraph-rsid="0011cb5d" style:font-size-asian="10pt" style:font-weight-asian="bold" style:font-size-complex="10pt" style:font-weight-complex="bold"/>
    </style:style>
    <style:style style:name="P15" style:family="paragraph" style:parent-style-name="Table_20_Contents">
      <style:paragraph-properties fo:margin-top="0in" fo:margin-bottom="0.0717in" style:contextual-spacing="false" fo:line-height="100%" fo:text-align="center" style:justify-single-word="false"/>
      <style:text-properties fo:font-size="10pt" fo:font-style="italic" officeooo:paragraph-rsid="0011cb5d" style:font-size-asian="10pt" style:font-style-asian="italic" style:font-size-complex="10pt" style:font-style-complex="italic"/>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officeooo:rsid="0011c052"/>
    </style:style>
    <style:style style:name="T4" style:family="text">
      <style:text-properties officeooo:rsid="0011cb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1"><text:span text:style-name="T1">Projet de traduction neuronale OpenNMT</text:span></text:p>
      <text:p text:style-name="Standard"/>
      <text:p text:style-name="Standard"/>
      <text:list text:style-name="WWNum2">
        <text:list-item>
          <text:p text:style-name="P2" loext:marker-style-name="T2"><text:span text:style-name="T2">Introduction</text:span><text:span text:style-name="T2"/></text:p>
        </text:list-item>
      </text:list>
      <text:p text:style-name="P5"><text:tab/>L’objectif de ce travail est d’analyser et évaluer le système de traduction neuronale OpenNMT. Nous souhaitons l’installer, l’évaluer et rédiger un rapport décrivant les principaux résultats, points forts et limitatinons de ce moteur de traduction neuronale.</text:p>
      <text:list text:continue-numbering="true" text:style-name="WWNum2">
        <text:list-item>
          <text:p text:style-name="P2" loext:marker-style-name="T2"><text:span text:style-name="T2">Présentation du moteur de traduction neuronale OpenNMT</text:span></text:p>
        </text:list-item>
      </text:list>
      <text:p text:style-name="P8"><text:tab/><text:span text:style-name="T3">OpenNMT (Open Neural Machine Translation) est un système de traduction automatique basé sur le deep learning grâce à un réseau de neurones.</text:span></text:p>
      <text:p text:style-name="P9">Selon notre expérience, nous avons choisi de diviser son fonctionnement en trois grandes étapes : la préparation des données, l’entraînement du modèle et la traduction.</text:p>
      <text:p text:style-name="P9"><text:tab/>Afin de fonctionner, OpenNMT utilise un corpus parallèle, soit un ensemble de phrases en langue source et leur traduction en langue cible. Il convient donc de constituer ce corpus parallèle et de le pré-traiter en le tokenisant, le normalisant et en limitant la longueur des phrases par exemple.</text:p>
      <text:p text:style-name="P9"><text:tab/>Une fois les données prêtes, il faut entraîner le modèle qui est basé sur des réseaux de neurones. Pour ce faire, des paires de phrases sources et cibles sont passées dans le momdèle qui, pendant l’entraînement, apprend à associer correctement les sources et les cibles. Plus concrètement, les phrases sources sont converties en vecteurs multi-dimensionnels par un encodeur puis un décodeur génère la traduction grâce à ces vecteurs. En même temps, un mécanisme d’attention permet au modèle de se concentrer sur une certaine partie de la phrase à chaque étape du décodage.</text:p>
      <text:p text:style-name="P9"><text:tab/>Lorsque le modèle est entraîné, nous pouvons l’utiliser pour traduire de nouveaux textes jamais encore vus par le modèle. Le modèle prend en entrée une phrase en langue source, l’encode et génère une phrase en langue cible grâce au décodeur.</text:p>
      <text:p text:style-name="P7"><text:tab/>N’ayant pas spécifié d’architecture particulière pour notre modèle dans notre fichier .yaml, OpenNMT utilise par défaut une architecture en Transformer.</text:p>
      <text:list text:continue-numbering="true" text:style-name="WWNum2">
        <text:list-item>
          <text:p text:style-name="P3" loext:marker-style-name="T2"><text:span text:style-name="T2">Evaluation du moteur de traduction neuronale OpenNMT sur un corpus en formes fléchies</text:span></text:p>
        </text:list-item>
      </text:list>
      <text:p text:style-name="P11">Table<text:span text:style-name="T4">au</text:span> <text:sequence text:ref-name="refTable0" text:name="Table" text:formula="ooow:Table+1" style:num-format="1">1</text:sequence>: Tableau de description des corpus</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14">Corpus</text:p>
          </table:table-cell>
          <table:covered-table-cell/>
          <table:table-cell table:style-name="Table1.A1" office:value-type="string">
            <text:p text:style-name="P14">Fichier</text:p>
          </table:table-cell>
          <table:table-cell table:style-name="Table1.A1" office:value-type="string">
            <text:p text:style-name="P14">Nb phrases</text:p>
          </table:table-cell>
        </table:table-row>
        <table:table-row>
          <table:table-cell table:style-name="Table1.A1" table:number-rows-spanned="2" office:value-type="string">
            <text:p text:style-name="P14">Apprentissage</text:p>
          </table:table-cell>
          <table:table-cell table:style-name="Table1.A1" office:value-type="string">
            <text:p text:style-name="P14">Source</text:p>
          </table:table-cell>
          <table:table-cell table:style-name="Table1.A1" office:value-type="string">
            <text:p text:style-name="P15">Europarl_train_10k.tok.true.clean.en</text:p>
          </table:table-cell>
          <table:table-cell table:style-name="Table1.A1" office:value-type="string">
            <text:p text:style-name="P12">10k</text:p>
          </table:table-cell>
        </table:table-row>
        <table:table-row>
          <table:covered-table-cell table:style-name="Table1.A1"/>
          <table:table-cell table:style-name="Table1.A1" office:value-type="string">
            <text:p text:style-name="P14">Cible</text:p>
          </table:table-cell>
          <table:table-cell table:style-name="Table1.A1" office:value-type="string">
            <text:p text:style-name="P15">Europarl_train_10k.tok.true.clean.<text:span text:style-name="T4">fr</text:span></text:p>
          </table:table-cell>
          <table:table-cell table:style-name="Table1.A1" office:value-type="string">
            <text:p text:style-name="P12">10k</text:p>
          </table:table-cell>
        </table:table-row>
        <table:table-row>
          <table:table-cell table:style-name="Table1.A1" table:number-rows-spanned="2" office:value-type="string">
            <text:p text:style-name="P14">Validation</text:p>
          </table:table-cell>
          <table:table-cell table:style-name="Table1.A1" office:value-type="string">
            <text:p text:style-name="P14">Source</text:p>
          </table:table-cell>
          <table:table-cell table:style-name="Table1.A1" office:value-type="string">
            <text:p text:style-name="P15">Europarl_dev_1k.tok.true.clean.en</text:p>
          </table:table-cell>
          <table:table-cell table:style-name="Table1.A1" office:value-type="string">
            <text:p text:style-name="P12">1k</text:p>
          </table:table-cell>
        </table:table-row>
        <table:table-row>
          <table:covered-table-cell table:style-name="Table1.A1"/>
          <table:table-cell table:style-name="Table1.A1" office:value-type="string">
            <text:p text:style-name="P14">Cible</text:p>
          </table:table-cell>
          <table:table-cell table:style-name="Table1.A1" office:value-type="string">
            <text:p text:style-name="P15">Europarl_dev_1k.tok.true.clean.<text:span text:style-name="T4">fr</text:span></text:p>
          </table:table-cell>
          <table:table-cell table:style-name="Table1.A1" office:value-type="string">
            <text:p text:style-name="P12">1k</text:p>
          </table:table-cell>
        </table:table-row>
        <table:table-row>
          <table:table-cell table:style-name="Table1.A1" table:number-rows-spanned="2" office:value-type="string">
            <text:p text:style-name="P14">Test</text:p>
          </table:table-cell>
          <table:table-cell table:style-name="Table1.A1" office:value-type="string">
            <text:p text:style-name="P14">Source</text:p>
          </table:table-cell>
          <table:table-cell table:style-name="Table1.A1" office:value-type="string">
            <text:p text:style-name="P15">Europarl_<text:span text:style-name="T4">test</text:span>_<text:span text:style-name="T4">500</text:span>.tok.true.clean.en</text:p>
          </table:table-cell>
          <table:table-cell table:style-name="Table1.A1" office:value-type="string">
            <text:p text:style-name="P12">500</text:p>
          </table:table-cell>
        </table:table-row>
        <table:table-row>
          <table:covered-table-cell table:style-name="Table1.A1"/>
          <table:table-cell table:style-name="Table1.A1" office:value-type="string">
            <text:p text:style-name="P14">Cible</text:p>
          </table:table-cell>
          <table:table-cell table:style-name="Table1.A1" office:value-type="string">
            <text:p text:style-name="P15">Europarl_<text:span text:style-name="T4">test</text:span>_<text:span text:style-name="T4">500</text:span>.tok.true.clean.<text:span text:style-name="T4">fr</text:span></text:p>
          </table:table-cell>
          <table:table-cell table:style-name="Table1.A1" office:value-type="string">
            <text:p text:style-name="P12">500</text:p>
          </table:table-cell>
        </table:table-row>
      </table:table>
      <text:p text:style-name="P1"/>
      <text:p text:style-name="List_20_Paragraph">- Décrire les métriques d’évaluation : Score BLEU</text:p>
      <text:p text:style-name="P1">- Tableau des résultats</text:p>
      <text:list text:continue-numbering="true" text:style-name="WWNum2">
        <text:list-item>
          <text:p text:style-name="P2" loext:marker-style-name="T2"><text:span text:style-name="T2">Evaluation du moteur de traduction neuronale OpenNMT sur un corpus en lemmes</text:span><text:span text:style-name="T2"/></text:p>
        </text:list-item>
      </text:list>
      <text:p text:style-name="P1">- Décrire le lemmatiseur NLTK pour l’anglais</text:p>
      <text:p text:style-name="List_20_Paragraph">- Décrire le lemmatiseur NLTK pour le français</text:p>
      <text:p text:style-name="P1">- Tableau des résultats</text:p>
      <text:p text:style-name="Standard" loext:marker-style-name="T2"><text:span text:style-name="T2">5. Points forts, limitations et difficultés rencontrées</text:span></text:p>
      <text:p text:style-name="P10"><text:tab/>L’une de nos principales difficultés a été la limitation technique. En effet, nos machines n’étant pas assez puissantes, l’entraînement des modèles prenait beaucoup trop de temps et faisait surchauffer nos machines. Ainsi, afin d’éviter de les abimer et pour tout de même obtenir des résultats exploitables, nous avons donc fait le choix d’entraîner notre modèle sur un corpus plus petit. Nous verrons par la suite que notre traduction automatique est très mauvaise, certaienemtn car le modèle n’a pas eu assez de données pour s’entrainer correctement.</text:p>
      <text:p text:style-name="Standard" loext:marker-style-name="T2"><text:span text:style-name="T2">6. Organisation</text:span><text:span text:style-name="T2"/></text:p>
      <text:p text:style-name="Standard">Qui a fait quoi ?</text:p>
      <text:list text:style-name="WWNum1">
        <text:list-item>
          <text:p text:style-name="P4"><text:bookmark text:name="_GoBack"/>Github du projet</text:p>
        </text:list-item>
        <text:list-item>
          <text:p text:style-name="P4">Code du projet</text:p>
        </text:list-item>
        <text:list-item>
          <text:p text:style-name="P4">Rédaction du rapport </text:p>
        </text:list-item>
        <text:list-item>
          <text:p text:style-name="P4">Etc.</text:p>
        </text:list-item>
      </text:list>
      <text:p text:style-name="Standard" loext:marker-style-name="T2"><text:span text:style-name="T2">7. Annexes</text:span><text:span text:style-name="T2"/></text:p>
      <text:p text:style-name="Standard">- Expérimentations en plus</text:p>
      <text:p text:style-name="Standard"><text:soft-page-break/>- Corrections au niveau des corpus</text:p>
      <text:p text:style-name="Standard">- Captures d’écran des résultats</text:p>
      <text:p text:style-name="Standard">- Et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2"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fr" fo:country="FR"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75in"/>
        </style:list-level-properties>
        <style:text-properties fo:font-family="Calibri"/>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EMMAR Nasredine</meta:initial-creator>
    <meta:editing-cycles>9</meta:editing-cycles>
    <meta:creation-date>2023-02-24T23:02:00</meta:creation-date>
    <dc:date>2024-05-31T11:59:16.791787838</dc:date>
    <meta:editing-duration>PT1H19M51S</meta:editing-duration>
    <meta:generator>LibreOffice/7.5.9.2$Linux_X86_64 LibreOffice_project/50$Build-2</meta:generator>
    <meta:document-statistic meta:table-count="1" meta:image-count="0" meta:object-count="0" meta:page-count="3" meta:paragraph-count="55" meta:word-count="520" meta:character-count="3447" meta:non-whitespace-character-count="2982"/>
    <meta:user-defined meta:name="AppVersion">16.0000</meta:user-defined>
    <meta:user-defined meta:name="Company">CEA</meta:user-defined>
    <meta:template xlink:type="simple" xlink:actuate="onRequest" xlink:title="Normal.dotm" xlink:href=""/>
  </office:meta>
</office:document-meta>
</file>